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.712cm" fo:min-width="2.11cm"/>
    </style:style>
    <style:style style:name="gr2" style:family="graphic" style:parent-style-name="objectwithoutfill">
      <style:graphic-properties svg:stroke-width="0.081cm" svg:stroke-color="#ed4c05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draw:marker-end="Circle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08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877cm" fo:min-width="6.18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611cm" fo:min-width="4.4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9.193cm"/>
    </style:style>
    <style:style style:name="gr8" style:family="graphic" style:parent-style-name="objectwithoutfill">
      <style:graphic-properties draw:marker-end="" draw:marker-end-width="0.3cm" draw:fill="none" draw:textarea-vertical-align="middle"/>
    </style:style>
    <style:style style:name="gr9" style:family="graphic">
      <style:graphic-properties style:protect="size"/>
    </style:style>
    <style:style style:name="pr1" style:family="presentation" style:parent-style-name="默认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25.399999618530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fo:font-size="10.5pt" style:font-size-asian="10.5pt" style:font-size-complex="10.5pt"/>
    </style:style>
    <style:style style:name="P6" style:family="paragraph">
      <style:paragraph-properties fo:margin-left="0cm" fo:margin-right="0cm" fo:margin-top="0cm" fo:margin-bottom="0cm" fo:line-height="100%" fo:text-align="end" fo:text-indent="0cm"/>
    </style:style>
    <style:style style:name="P7" style:family="paragraph">
      <loext:graphic-properties draw:fill="none" draw:fill-color="#ffffff"/>
      <style:paragraph-properties fo:text-align="end"/>
      <style:text-properties fo:font-size="9pt" style:font-size-asian="9pt" style:font-size-complex="9p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text-properties fo:font-size="9pt" style:font-size-asian="9pt" style:font-size-complex="9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ffffff"/>
    </style:style>
    <style:style style:name="T1" style:family="text">
      <style:text-properties fo:font-size="42pt" style:font-size-asian="42pt" style:font-size-complex="42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5.5pt" style:font-size-asian="5.5pt" style:font-size-complex="5.5pt"/>
    </style:style>
    <style:style style:name="T5" style:family="text">
      <style:text-properties fo:font-size="7.5pt" style:font-size-asian="7.5pt" style:font-size-complex="7.5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微软雅黑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draw:style-name="gr1" draw:text-style-name="P2" draw:layer="layout" svg:width="12.4cm" svg:height="3cm" svg:x="7.8cm" svg:y="0cm">
          <draw:text-box>
            <text:p text:style-name="P1"><text:span text:style-name="T1">团贷网事件时间表</text:span></text:p>
            <text:p text:style-name="P1"><text:span text:style-name="T2">时间：</text:span><text:span text:style-name="T2">2019</text:span><text:span text:style-name="T2">年</text:span><text:span text:style-name="T2">5</text:span><text:span text:style-name="T2">月</text:span><text:span text:style-name="T2">30</text:span><text:span text:style-name="T2">日</text:span></text:p>
          </draw:text-box>
        </draw:frame>
        <draw:line draw:style-name="gr2" draw:text-style-name="P3" draw:layer="layout" svg:x1="13.998cm" svg:y1="3.396cm" svg:x2="13.998cm" svg:y2="19.819cm">
          <text:p/>
        </draw:line>
        <draw:line draw:style-name="gr3" draw:text-style-name="P3" draw:layer="layout" svg:x1="9.757cm" svg:y1="4.6cm" svg:x2="14cm" svg:y2="4.6cm">
          <text:p/>
        </draw:line>
        <draw:frame draw:style-name="gr4" draw:text-style-name="P5" draw:layer="layout" svg:width="3.412cm" svg:height="13.734cm" svg:x="10.2cm" svg:y="3.8cm">
          <draw:text-box>
            <text:p text:style-name="P4"><text:span text:style-name="T3">2017</text:span><text:span text:style-name="T3">年底至</text:span><text:span text:style-name="T3">2019</text:span></text:p>
            <text:p text:style-name="P4"><text:span text:style-name="T3"/></text:p>
            <text:p text:style-name="P4"><text:span text:style-name="T3"/></text:p>
            <text:p text:style-name="P4"><text:span text:style-name="T3">2019</text:span></text:p>
            <text:p text:style-name="P4"><text:span text:style-name="T3"/></text:p>
            <text:p text:style-name="P4"><text:span text:style-name="T4"><text:s/></text:span></text:p>
            <text:p text:style-name="P4"><text:span text:style-name="T3">1</text:span><text:span text:style-name="T3">月</text:span><text:span text:style-name="T3">16</text:span><text:span text:style-name="T3">日</text:span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4"><text:s/></text:span></text:p>
            <text:p text:style-name="P4"><text:span text:style-name="T3">3</text:span><text:span text:style-name="T3">月</text:span><text:span text:style-name="T3">21</text:span><text:span text:style-name="T3">日</text:span><text:span text:style-name="T3">~26</text:span><text:span text:style-name="T3">日</text:span></text:p>
            <text:p text:style-name="P4"><text:span text:style-name="T3"/></text:p>
            <text:p text:style-name="P4"><text:span text:style-name="T3">3</text:span><text:span text:style-name="T3">月</text:span><text:span text:style-name="T3">23</text:span><text:span text:style-name="T3">日</text:span></text:p>
            <text:p text:style-name="P4"><text:span text:style-name="T3"/></text:p>
            <text:p text:style-name="P4"><text:span text:style-name="T3">3</text:span><text:span text:style-name="T3">月</text:span><text:span text:style-name="T3">26</text:span><text:span text:style-name="T3">日</text:span></text:p>
            <text:p text:style-name="P4"><text:span text:style-name="T3"/></text:p>
            <text:p text:style-name="P4"><text:span text:style-name="T4"><text:s/></text:span></text:p>
            <text:p text:style-name="P4"><text:span text:style-name="T3">3</text:span><text:span text:style-name="T3">月</text:span><text:span text:style-name="T3">28</text:span><text:span text:style-name="T3">日</text:span></text:p>
            <text:p text:style-name="P4"><text:span text:style-name="T3"/></text:p>
            <text:p text:style-name="P4"><text:span text:style-name="T3"/></text:p>
            <text:p text:style-name="P4"><text:span text:style-name="T3">3</text:span><text:span text:style-name="T3">月</text:span><text:span text:style-name="T3">28</text:span><text:span text:style-name="T3">日</text:span><text:span text:style-name="T3">~30</text:span><text:span text:style-name="T3">日</text:span></text:p>
            <text:p text:style-name="P4"><text:span text:style-name="T3"/></text:p>
            <text:p text:style-name="P4"><text:span text:style-name="T3">4</text:span><text:span text:style-name="T3">月</text:span><text:span text:style-name="T3">1</text:span><text:span text:style-name="T3">日</text:span></text:p>
            <text:p text:style-name="P4"><text:span text:style-name="T3"/></text:p>
            <text:p text:style-name="P4"><text:span text:style-name="T5"/></text:p>
            <text:p text:style-name="P4"><text:span text:style-name="T4"><text:s/></text:span></text:p>
            <text:p text:style-name="P4"><text:span text:style-name="T3">4</text:span><text:span text:style-name="T3">月</text:span><text:span text:style-name="T3">6</text:span><text:span text:style-name="T3">日</text:span></text:p>
          </draw:text-box>
        </draw:frame>
        <draw:frame draw:style-name="gr5" draw:text-style-name="P7" draw:layer="layout" svg:width="9.845cm" svg:height="15.009cm" svg:x="0.012cm" svg:y="3.9cm">
          <draw:text-box>
            <text:p text:style-name="P4"><text:span text:style-name="T6">利益输送万和集团</text:span></text:p>
            <text:p text:style-name="P4"><text:span text:style-name="T7">实控股东万和集团为团贷网</text:span><text:span text:style-name="T7">2017</text:span><text:span text:style-name="T7">年底至</text:span><text:span text:style-name="T7">2019</text:span><text:span text:style-name="T7">年初的</text:span><text:span text:style-name="T2">实控股东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6">有</text:span><text:span text:style-name="T6">99%</text:span><text:span text:style-name="T6">股权万和剥离团贷网</text:span></text:p>
            <text:p text:style-name="P4"><text:span text:style-name="T2">违规转让全部团贷网股权</text:span></text:p>
            <text:p text:style-name="P4"><text:span text:style-name="T6">广州金融办</text:span></text:p>
            <text:p text:style-name="P4"><text:span text:style-name="T2">说明政府人员不允许宣传团贷网</text:span></text:p>
            <text:p text:style-name="P4"><text:span text:style-name="T6">3.15</text:span><text:span text:style-name="T6">大奖</text:span></text:p>
            <text:p text:style-name="P4"><text:span text:style-name="T2">东莞政府继续颁发</text:span><text:span text:style-name="T2">3.15</text:span><text:span text:style-name="T2">大奖</text:span></text:p>
            <text:p text:style-name="P4"><text:span text:style-name="T6">质押股权</text:span><text:span text:style-name="T6">40</text:span><text:span text:style-name="T6">亿</text:span></text:p>
            <text:p text:style-name="P4"><text:span text:style-name="T2">唐军</text:span><text:span text:style-name="T2">3.20</text:span><text:span text:style-name="T2">、</text:span><text:span text:style-name="T2">3.21</text:span><text:span text:style-name="T2">、</text:span><text:span text:style-name="T2">3.26</text:span><text:span text:style-name="T2">质押股权套现</text:span><text:span text:style-name="T2">40</text:span><text:span text:style-name="T2">亿</text:span></text:p>
            <text:p text:style-name="P4"><text:span text:style-name="T6">大户提前下车</text:span></text:p>
            <text:p text:style-name="P4"><text:span text:style-name="T2">3</text:span><text:span text:style-name="T2">月</text:span><text:span text:style-name="T2">23</text:span><text:span text:style-name="T2">日前大户开会，唐军说他们能提前下车</text:span></text:p>
            <text:p text:style-name="P4"><text:span text:style-name="T6">万和集团</text:span></text:p>
            <text:p text:style-name="P4"><text:span text:style-name="T2">团贷网被立案的前</text:span><text:span text:style-name="T2">1</text:span><text:span text:style-name="T2">日即</text:span><text:span text:style-name="T2">2019</text:span><text:span text:style-name="T2">年</text:span><text:span text:style-name="T2">3</text:span><text:span text:style-name="T2">月</text:span><text:span text:style-name="T2">26</text:span><text:span text:style-name="T2">日仍完成了一笔付款交割</text:span></text:p>
            <text:p text:style-name="P4"><text:span text:style-name="T6">东莞政府</text:span></text:p>
            <text:p text:style-name="P4"><text:span text:style-name="T2">强行定义为“涉嫌非法吸收公众存款”关闭原还款通道</text:span></text:p>
            <text:p text:style-name="P4"><text:span text:style-name="T2">建立统一账号，无视借款合同，实行硬着陆</text:span></text:p>
            <text:p text:style-name="P6"><text:span text:style-name="T6">东莞政府诱导报案</text:span></text:p>
            <text:p text:style-name="P6"><text:span text:style-name="T2">为把团贷网坐实，通过电话等催促借款人报案</text:span></text:p>
            <text:p text:style-name="P6"><text:span text:style-name="T6">派生科技猛跌</text:span></text:p>
            <text:p text:style-name="P4"><text:span text:style-name="T2">3.28</text:span><text:span text:style-name="T2">日期停牌，</text:span><text:span text:style-name="T2">4.1</text:span><text:span text:style-name="T2">神速复盘连续跌停</text:span><text:span text:style-name="T2">10</text:span><text:span text:style-name="T2">多天</text:span></text:p>
            <text:p text:style-name="P4"><text:span text:style-name="T2">（仅停牌</text:span><text:span text:style-name="T2">2</text:span><text:span text:style-name="T2">天，直接换掉法人）</text:span></text:p>
            <text:p text:style-name="P4"><text:span text:style-name="T6">东莞政府</text:span></text:p>
            <text:p text:style-name="P6"><text:span text:style-name="T2">东莞出动</text:span><text:span text:style-name="T2">7000</text:span><text:span text:style-name="T2">警力维稳，车站高铁地铁各种截访</text:span></text:p>
            <text:p text:style-name="P4"><text:span text:style-name="T2">查身份证是团贷网出借人直接带走</text:span></text:p>
            <text:p text:style-name="P4"><text:span text:style-name="T2"/></text:p>
          </draw:text-box>
        </draw:frame>
        <draw:line draw:style-name="gr3" draw:text-style-name="P3" draw:layer="layout" svg:x1="18.2cm" svg:y1="8.2cm" svg:x2="13.998cm" svg:y2="8.2cm">
          <text:p/>
        </draw:line>
        <draw:line draw:style-name="gr3" draw:text-style-name="P3" draw:layer="layout" svg:x1="9.757cm" svg:y1="8.944cm" svg:x2="13.998cm" svg:y2="8.944cm">
          <text:p/>
        </draw:line>
        <draw:line draw:style-name="gr3" draw:text-style-name="P3" draw:layer="layout" svg:x1="13.612cm" svg:y1="9.944cm" svg:x2="13.998cm" svg:y2="9.944cm">
          <text:p/>
        </draw:line>
        <draw:line draw:style-name="gr3" draw:text-style-name="P3" draw:layer="layout" svg:x1="13.612cm" svg:y1="10.944cm" svg:x2="13.998cm" svg:y2="10.944cm">
          <text:p/>
        </draw:line>
        <draw:line draw:style-name="gr3" draw:text-style-name="P3" draw:layer="layout" svg:x1="13.612cm" svg:y1="11.944cm" svg:x2="13.998cm" svg:y2="11.944cm">
          <text:p/>
        </draw:line>
        <draw:line draw:style-name="gr3" draw:text-style-name="P3" draw:layer="layout" svg:x1="13.612cm" svg:y1="13.144cm" svg:x2="13.998cm" svg:y2="13.144cm">
          <text:p/>
        </draw:line>
        <draw:line draw:style-name="gr3" draw:text-style-name="P3" draw:layer="layout" svg:x1="13.612cm" svg:y1="14.644cm" svg:x2="13.998cm" svg:y2="14.644cm">
          <text:p/>
        </draw:line>
        <draw:line draw:style-name="gr3" draw:text-style-name="P3" draw:layer="layout" svg:x1="13.612cm" svg:y1="15.644cm" svg:x2="13.998cm" svg:y2="15.644cm">
          <text:p/>
        </draw:line>
        <draw:frame draw:style-name="gr6" draw:text-style-name="P9" draw:layer="layout" svg:width="8.315cm" svg:height="11.365cm" svg:x="18.211cm" svg:y="7.507cm">
          <draw:text-box>
            <text:p text:style-name="P8"><text:span text:style-name="T6">团贷网平台</text:span></text:p>
            <text:p text:style-name="P8"><text:span text:style-name="T2">三月份标的集中提前还款，为腐败分子提前下车套现</text:span></text:p>
            <text:p text:style-name="P8"><text:span text:style-name="T6">老周爆料</text:span></text:p>
            <text:p text:style-name="P8"><text:span text:style-name="T2">红岭创投老周直播爆料团贷网暴雷</text:span></text:p>
            <text:p text:style-name="P8"><text:span text:style-name="T2"/></text:p>
            <text:p text:style-name="P8"><text:span text:style-name="T2"/></text:p>
            <text:p text:style-name="P8"><text:span text:style-name="T2"/></text:p>
            <text:p text:style-name="P8"><text:span text:style-name="T2"/></text:p>
            <text:p text:style-name="P8"><text:span text:style-name="T6">史玉柱套现</text:span><text:span text:style-name="T6">8</text:span><text:span text:style-name="T6">个亿</text:span></text:p>
            <text:p text:style-name="P8"><text:span text:style-name="T2">史老板私人秘书高位套现</text:span><text:span text:style-name="T2">8</text:span><text:span text:style-name="T2">个亿</text:span></text:p>
            <text:p text:style-name="P8"><text:span text:style-name="T6">九鼎投资称已经退出</text:span></text:p>
            <text:p text:style-name="P8"><text:span text:style-name="T2">B</text:span><text:span text:style-name="T2">轮融资九鼎投资发公告称已退出团贷网全部项目</text:span></text:p>
            <text:p text:style-name="P8"><text:span text:style-name="T6">小黄狗</text:span></text:p>
            <text:p text:style-name="P8"><text:span text:style-name="T2">暴雷第一天就澄清和团贷网没有任何资金来往</text:span></text:p>
            <text:p text:style-name="P8"><text:span text:style-name="T6">东莞政府</text:span></text:p>
            <text:p text:style-name="P8"><text:span text:style-name="T2">解散原有催收队伍，大力度封</text:span><text:span text:style-name="T2">qq</text:span><text:span text:style-name="T2">微信群，对出借人跟踪</text:span></text:p>
            <text:p text:style-name="P8"><text:span text:style-name="T2">要求广东省出借人签署不能到各地上访书</text:span></text:p>
            <text:p text:style-name="P8"><text:span text:style-name="T6">卧底，老赖散播谣言</text:span></text:p>
            <text:p text:style-name="P8"><text:span text:style-name="T2">400</text:span><text:span text:style-name="T2">亿代收、线上线下、牛草、真假标，扰乱维权方向</text:span></text:p>
            <text:p text:style-name="P8"><text:span text:style-name="T6">东莞政府</text:span></text:p>
            <text:p text:style-name="P8"><text:span text:style-name="T2">发布团贷网是非法集资，东莞政府不买单</text:span></text:p>
            <text:p><text:span text:style-name="T2"/></text:p>
          </draw:text-box>
        </draw:frame>
        <draw:line draw:style-name="gr3" draw:text-style-name="P3" draw:layer="layout" svg:x1="18.2cm" svg:y1="9.1cm" svg:x2="13.999cm" svg:y2="9.1cm">
          <text:p/>
        </draw:line>
        <draw:line draw:style-name="gr3" draw:text-style-name="P3" draw:layer="layout" svg:x1="18.2cm" svg:y1="12cm" svg:x2="14cm" svg:y2="12cm">
          <text:p/>
        </draw:line>
        <draw:line draw:style-name="gr3" draw:text-style-name="P3" draw:layer="layout" svg:x1="18.2cm" svg:y1="13cm" svg:x2="14.001cm" svg:y2="13cm">
          <text:p/>
        </draw:line>
        <draw:line draw:style-name="gr3" draw:text-style-name="P3" draw:layer="layout" svg:x1="13.612cm" svg:y1="17.244cm" svg:x2="13.998cm" svg:y2="17.244cm">
          <text:p/>
        </draw:line>
        <draw:line draw:style-name="gr3" draw:text-style-name="P3" draw:layer="layout" svg:x1="18.2cm" svg:y1="14.2cm" svg:x2="14.002cm" svg:y2="14.2cm">
          <text:p/>
        </draw:line>
        <draw:line draw:style-name="gr3" draw:text-style-name="P3" draw:layer="layout" svg:x1="18.2cm" svg:y1="15.2cm" svg:x2="14.003cm" svg:y2="15.2cm">
          <text:p/>
        </draw:line>
        <draw:line draw:style-name="gr3" draw:text-style-name="P3" draw:layer="layout" svg:x1="18.2cm" svg:y1="16.6cm" svg:x2="14.003cm" svg:y2="16.6cm">
          <text:p/>
        </draw:line>
        <draw:line draw:style-name="gr3" draw:text-style-name="P3" draw:layer="layout" svg:x1="18.2cm" svg:y1="17.6cm" svg:x2="14.003cm" svg:y2="17.6cm">
          <text:p/>
        </draw:line>
        <draw:frame draw:style-name="gr7" draw:text-style-name="P10" draw:layer="layout" svg:width="9.693cm" svg:height="2.384cm" svg:x="16.6cm" svg:y="4cm">
          <draw:text-box>
            <text:p>111111111111111111111111111111</text:p>
            <text:p>111111111111111111111111111111</text:p>
            <text:p>111111111111111111111111111111</text:p>
          </draw:text-box>
        </draw:frame>
        <draw:line draw:style-name="gr3" draw:text-style-name="P3" draw:layer="layout" svg:x1="13.612cm" svg:y1="6.8cm" svg:x2="14cm" svg:y2="6.8cm">
          <text:p/>
        </draw:line>
        <draw:line draw:style-name="gr3" draw:text-style-name="P3" draw:layer="layout" svg:x1="9.757cm" svg:y1="8cm" svg:x2="14cm" svg:y2="8cm">
          <text:p/>
        </draw:line>
        <draw:line draw:style-name="gr8" draw:text-style-name="P3" draw:layer="layout" svg:x1="9.857cm" svg:y1="6.8cm" svg:x2="11.4cm" svg:y2="6.8cm">
          <text:p/>
        </draw:line>
        <draw:line draw:style-name="gr8" draw:text-style-name="P3" draw:layer="layout" svg:x1="9.858cm" svg:y1="9.9cm" svg:x2="10.2cm" svg:y2="9.9cm">
          <text:p/>
        </draw:line>
        <draw:line draw:style-name="gr8" draw:text-style-name="P3" draw:layer="layout" svg:x1="9.858cm" svg:y1="10.9cm" svg:x2="11.401cm" svg:y2="10.9cm">
          <text:p/>
        </draw:line>
        <draw:line draw:style-name="gr8" draw:text-style-name="P3" draw:layer="layout" svg:x1="9.859cm" svg:y1="11.9cm" svg:x2="11.402cm" svg:y2="11.9cm">
          <text:p/>
        </draw:line>
        <draw:line draw:style-name="gr8" draw:text-style-name="P3" draw:layer="layout" svg:x1="9.86cm" svg:y1="13.1cm" svg:x2="11.403cm" svg:y2="13.1cm">
          <text:p/>
        </draw:line>
        <draw:line draw:style-name="gr8" draw:text-style-name="P3" draw:layer="layout" svg:x1="9.858cm" svg:y1="14.6cm" svg:x2="10.2cm" svg:y2="14.6cm">
          <text:p/>
        </draw:line>
        <draw:line draw:style-name="gr8" draw:text-style-name="P3" draw:layer="layout" svg:x1="9.861cm" svg:y1="15.6cm" svg:x2="11.404cm" svg:y2="15.6cm">
          <text:p/>
        </draw:line>
        <draw:line draw:style-name="gr8" draw:text-style-name="P3" draw:layer="layout" svg:x1="9.862cm" svg:y1="17.2cm" svg:x2="11.405cm" svg:y2="17.2cm">
          <text:p/>
        </draw:lin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蓝色填充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绿色填充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红色填充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黄色填充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0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5.2000007629395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564cm" fo:margin-bottom="0cm" fo:text-indent="0cm"/>
      <style:text-properties fo:font-size="39.5999984741211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419cm" fo:margin-bottom="0cm" fo:text-indent="0cm"/>
      <style:text-properties fo:font-size="33.9000015258789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79cm" fo:margin-bottom="0cm" fo:text-indent="0cm"/>
      <style:text-properties fo:font-size="28.2999992370605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39cm" fo:margin-bottom="0cm" fo:text-indent="0cm"/>
      <style:text-properties fo:font-size="28.2999992370605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39cm" fo:margin-bottom="0cm" fo:text-indent="0cm"/>
      <style:text-properties fo:font-size="28.2999992370605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39cm" fo:margin-bottom="0cm" fo:text-indent="0cm"/>
      <style:text-properties fo:font-size="28.2999992370605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39cm" fo:margin-bottom="0cm" fo:text-indent="0cm"/>
      <style:text-properties fo:font-size="28.2999992370605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39cm" fo:margin-bottom="0cm" fo:text-indent="0cm"/>
      <style:text-properties fo:font-size="28.2999992370605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2.2999992370606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2.3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7.166cm" svg:x="1cm" svg:y="2.689cm"/>
      <draw:page-thumbnail draw:layer="backgroundobjects" svg:width="8.999cm" svg:height="7.166cm" svg:x="1cm" svg:y="11.265cm"/>
      <draw:page-thumbnail draw:layer="backgroundobjects" svg:width="8.999cm" svg:height="7.166cm" svg:x="1cm" svg:y="19.841cm"/>
      <draw:page-thumbnail draw:layer="backgroundobjects" svg:width="8.999cm" svg:height="7.166cm" svg:x="11cm" svg:y="2.689cm"/>
      <draw:page-thumbnail draw:layer="backgroundobjects" svg:width="8.999cm" svg:height="7.166cm" svg:x="11cm" svg:y="11.265cm"/>
      <draw:page-thumbnail draw:layer="backgroundobjects" svg:width="8.999cm" svg:height="7.166cm" svg:x="11cm" svg:y="19.841cm"/>
    </style:handout-master>
    <style:master-page style:name="默认" style:page-layout-name="PM1" draw:style-name="Mdp1">
      <draw:frame presentation:style-name="默认-title" draw:layer="backgroundobjects" svg:width="25.199cm" svg:height="3.721cm" svg:x="1.4cm" svg:y="0.887cm" presentation:class="title" presentation:placeholder="true">
        <draw:text-box/>
      </draw:frame>
      <draw:frame presentation:style-name="默认-outline1" draw:layer="backgroundobjects" svg:width="25.199cm" svg:height="12.933cm" svg:x="1.4cm" svg:y="5.214cm" presentation:class="outline" presentation:placeholder="true">
        <draw:text-box/>
      </draw:frame>
      <draw:frame presentation:style-name="Mpr1" draw:text-style-name="MP2" draw:layer="backgroundobjects" svg:width="6.523cm" svg:height="1.536cm" svg:x="1.4cm" svg:y="20.31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536cm" svg:x="9.576cm" svg:y="20.31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536cm" svg:x="20.076cm" svg:y="20.311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5T14:38:33.747000000</meta:creation-date>
    <meta:editing-duration>PT5H17M</meta:editing-duration>
    <meta:editing-cycles>260</meta:editing-cycles>
    <meta:generator>LibreOffice/6.1.5.2$Windows_x86 LibreOffice_project/90f8dcf33c87b3705e78202e3df5142b201bd805</meta:generator>
    <dc:date>2019-06-15T22:29:37.241000000</dc:date>
    <meta:document-statistic meta:object-count="56"/>
  </office:meta>
</office:document-meta>
</file>